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358cm"/>
    </style:style>
    <style:style style:name="co4" style:family="table-column">
      <style:table-column-properties fo:break-before="auto" style:column-width="4.135cm"/>
    </style:style>
    <style:style style:name="co5" style:family="table-column">
      <style:table-column-properties fo:break-before="auto" style:column-width="3.496cm"/>
    </style:style>
    <style:style style:name="co6" style:family="table-column">
      <style:table-column-properties fo:break-before="auto" style:column-width="4.717cm"/>
    </style:style>
    <style:style style:name="co7" style:family="table-column">
      <style:table-column-properties fo:break-before="auto" style:column-width="3.30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ESL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>
            <text:p>Sl no.</text:p>
          </table:table-cell>
          <table:table-cell table:style-name="ce1" office:value-type="string">
            <text:p>Module</text:p>
          </table:table-cell>
          <table:table-cell table:style-name="ce1" office:value-type="string">
            <text:p>Function/Button/Feature</text:p>
          </table:table-cell>
          <table:table-cell table:style-name="ce1" office:value-type="string">
            <text:p>Path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Input Date</text:p>
          </table:table-cell>
          <table:table-cell table:style-name="ce1" office:value-type="string">
            <text:p>Status(Pass/Fail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Comment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gf</text:p>
          </table:table-cell>
          <table:table-cell table:number-columns-repeated="4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string">
            <text:p>bknl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3"/>
          <table:table-cell office:value-type="string">
            <text:p>nlkm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l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>
            <text:p>vionee;.sajkjktesytindbjfgdsf</text:p>
          </table:table-cell>
          <table:table-cell office:value-type="string">
            <text:p>hjkhfkjhgk</text:p>
          </table:table-cell>
          <table:table-cell office:value-type="string">
            <text:p>hkjhkjhkjhgdj</text:p>
          </table:table-cell>
          <table:table-cell office:value-type="string">
            <text:p>hjhdjhfkdhfkjdhfk</text:p>
          </table:table-cell>
          <table:table-cell office:value-type="string">
            <text:p>jhkjhfdkhfjkhdhfjkdjfhjjddhdkj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asdasdf</text:p>
          </table:table-cell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kjhlhllkhlh</text:p>
          </table:table-cell>
          <table:table-cell table:number-columns-repeated="5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6"/>
          <table:table-cell office:value-type="string">
            <text:p>vsfdgdgdsgdgdsgdsgdsgdsgdsg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today i am able to commit </text:p>
          </table:table-cell>
          <table:table-cell table:number-columns-repeated="7"/>
        </table:table-row>
      </table:table>
      <table:table table:name="TENLEG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31">31/07/2013</text:date>, <text:time>14:57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30T14:33:22.75</meta:creation-date>
    <dc:date>2013-07-31T14:57:50.40</dc:date>
    <meta:editing-duration>PT20M18S</meta:editing-duration>
    <meta:editing-cycles>9</meta:editing-cycles>
    <meta:generator>OpenOffice.org/3.4$Win32 OpenOffice.org_project/340m1$Build-9590</meta:generator>
    <meta:document-statistic meta:table-count="3" meta:cell-count="22" meta:object-count="0"/>
  </office:meta>
</office:document-meta>
</file>